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ashed_20__28_var_29_" svg:stroke-width="0.051cm" draw:marker-start-width="0.355cm" draw:marker-end-width="0.355cm" draw:fill="none" draw:fill-color="#ffffff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start-width="0.355cm" draw:marker-end-width="0.355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solid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654cm"/>
    </style:style>
    <style:style style:name="gr6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1.322cm"/>
    </style:style>
    <style:style style:name="gr7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655cm"/>
    </style:style>
    <style:style style:name="gr8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1.323cm"/>
    </style:style>
    <style:style style:name="gr9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0.726cm"/>
    </style:style>
    <style:style style:name="gr10" style:family="graphic" style:parent-style-name="standard">
      <style:graphic-properties draw:stroke="none" svg:stroke-width="0.051cm" svg:stroke-color="#000000" draw:marker-start-width="0.355cm" draw:marker-end-width="0.355cm" draw:fill="none" draw:fill-color="#ffffff" fo:min-height="3.3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051cm" draw:marker-start-width="0.355cm" draw:marker-end="Arrow" draw:marker-end-width="0.457cm" draw:fill="none" draw:fill-color="#ffffff" draw:textarea-vertical-align="middle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6.73cm" svg:y1="14.356cm" svg:x2="20.16cm" svg:y2="14.356cm">
          <text:p/>
        </draw:line>
        <draw:line draw:style-name="gr1" draw:text-style-name="P1" draw:layer="layout" svg:x1="16.73cm" svg:y1="11.091cm" svg:x2="20.16cm" svg:y2="11.091cm">
          <text:p/>
        </draw:line>
        <draw:line draw:style-name="gr1" draw:text-style-name="P1" draw:layer="layout" svg:x1="16.73cm" svg:y1="8.176cm" svg:x2="20.16cm" svg:y2="8.176cm">
          <text:p/>
        </draw:line>
        <draw:line draw:style-name="gr2" draw:text-style-name="P2" draw:layer="layout" svg:x1="2.943cm" svg:y1="11.064cm" svg:x2="4.383cm" svg:y2="11.064cm">
          <text:p/>
        </draw:line>
        <draw:line draw:style-name="gr2" draw:text-style-name="P2" draw:layer="layout" svg:x1="5.32cm" svg:y1="11.064cm" svg:x2="6.76cm" svg:y2="11.064cm">
          <text:p/>
        </draw:line>
        <draw:line draw:style-name="gr3" draw:text-style-name="P1" draw:layer="layout" svg:x1="10.488cm" svg:y1="8.324cm" svg:x2="12.752cm" svg:y2="14.025cm">
          <text:p/>
        </draw:line>
        <draw:line draw:style-name="gr3" draw:text-style-name="P1" draw:layer="layout" svg:x1="10.489cm" svg:y1="13.877cm" svg:x2="12.752cm" svg:y2="8.398cm">
          <text:p/>
        </draw:line>
        <draw:line draw:style-name="gr3" draw:text-style-name="P1" draw:layer="layout" svg:x1="10.625cm" svg:y1="14.026cm" svg:x2="12.889cm" svg:y2="11.508cm">
          <text:p/>
        </draw:line>
        <draw:line draw:style-name="gr3" draw:text-style-name="P1" draw:layer="layout" svg:x1="10.694cm" svg:y1="8.176cm" svg:x2="12.82cm" svg:y2="10.768cm">
          <text:p/>
        </draw:line>
        <draw:line draw:style-name="gr2" draw:text-style-name="P2" draw:layer="layout" svg:x1="3.629cm" svg:y1="8.176cm" svg:x2="3.629cm" svg:y2="14.322cm">
          <text:p/>
        </draw:line>
        <draw:ellipse draw:style-name="gr4" draw:text-style-name="P3" draw:layer="layout" svg:width="1.028cm" svg:height="1.109cm" svg:x="4.383cm" svg:y="10.546cm">
          <text:p/>
        </draw:ellipse>
        <draw:ellipse draw:style-name="gr4" draw:text-style-name="P3" draw:layer="layout" svg:width="1.03cm" svg:height="1.109cm" svg:x="6.647cm" svg:y="10.546cm">
          <text:p/>
        </draw:ellipse>
        <draw:ellipse draw:style-name="gr4" draw:text-style-name="P3" draw:layer="layout" svg:width="1.031cm" svg:height="1.109cm" svg:x="9.664cm" svg:y="10.546cm">
          <text:p/>
        </draw:ellipse>
        <draw:ellipse draw:style-name="gr4" draw:text-style-name="P3" draw:layer="layout" svg:width="1.031cm" svg:height="1.111cm" svg:x="9.664cm" svg:y="7.583cm">
          <text:p/>
        </draw:ellipse>
        <draw:ellipse draw:style-name="gr4" draw:text-style-name="P3" draw:layer="layout" svg:width="1.031cm" svg:height="1.111cm" svg:x="9.664cm" svg:y="13.729cm">
          <text:p/>
        </draw:ellipse>
        <draw:line draw:style-name="gr3" draw:text-style-name="P1" draw:layer="layout" svg:x1="7.676cm" svg:y1="11.064cm" svg:x2="9.665cm" svg:y2="11.064cm">
          <text:p/>
        </draw:line>
        <draw:line draw:style-name="gr3" draw:text-style-name="P1" draw:layer="layout" svg:x1="7.402cm" svg:y1="10.619cm" svg:x2="9.666cm" svg:y2="8.25cm">
          <text:p/>
        </draw:line>
        <draw:line draw:style-name="gr3" draw:text-style-name="P1" draw:layer="layout" svg:x1="7.264cm" svg:y1="11.656cm" svg:x2="9.665cm" svg:y2="14.248cm">
          <text:p/>
        </draw:line>
        <draw:ellipse draw:style-name="gr4" draw:text-style-name="P3" draw:layer="layout" svg:width="1.028cm" svg:height="1.109cm" svg:x="12.683cm" svg:y="10.546cm">
          <text:p/>
        </draw:ellipse>
        <draw:ellipse draw:style-name="gr4" draw:text-style-name="P3" draw:layer="layout" svg:width="1.028cm" svg:height="1.111cm" svg:x="12.683cm" svg:y="7.583cm">
          <text:p/>
        </draw:ellipse>
        <draw:ellipse draw:style-name="gr4" draw:text-style-name="P3" draw:layer="layout" svg:width="1.028cm" svg:height="1.111cm" svg:x="12.683cm" svg:y="13.729cm">
          <text:p/>
        </draw:ellipse>
        <draw:line draw:style-name="gr3" draw:text-style-name="P1" draw:layer="layout" svg:x1="10.694cm" svg:y1="11.064cm" svg:x2="12.683cm" svg:y2="11.064cm">
          <text:p/>
        </draw:line>
        <draw:line draw:style-name="gr3" draw:text-style-name="P1" draw:layer="layout" svg:x1="10.42cm" svg:y1="10.619cm" svg:x2="12.684cm" svg:y2="8.25cm">
          <text:p/>
        </draw:line>
        <draw:line draw:style-name="gr3" draw:text-style-name="P1" draw:layer="layout" svg:x1="10.282cm" svg:y1="11.656cm" svg:x2="12.683cm" svg:y2="14.248cm">
          <text:p/>
        </draw:line>
        <draw:line draw:style-name="gr3" draw:text-style-name="P1" draw:layer="layout" svg:x1="10.694cm" svg:y1="8.176cm" svg:x2="12.683cm" svg:y2="8.176cm">
          <text:p/>
        </draw:line>
        <draw:line draw:style-name="gr3" draw:text-style-name="P1" draw:layer="layout" svg:x1="10.695cm" svg:y1="14.329cm" svg:x2="12.684cm" svg:y2="14.329cm">
          <text:p/>
        </draw:line>
        <draw:line draw:style-name="gr1" draw:text-style-name="P1" draw:layer="layout" svg:x1="10.145cm" svg:y1="8.694cm" svg:x2="10.145cm" svg:y2="10.545cm">
          <text:p/>
        </draw:line>
        <draw:line draw:style-name="gr1" draw:text-style-name="P1" draw:layer="layout" svg:x1="10.145cm" svg:y1="11.656cm" svg:x2="10.145cm" svg:y2="13.729cm">
          <text:p/>
        </draw:line>
        <draw:line draw:style-name="gr3" draw:text-style-name="P1" draw:layer="layout" svg:x1="13.513cm" svg:y1="8.324cm" svg:x2="15.777cm" svg:y2="14.025cm">
          <text:p/>
        </draw:line>
        <draw:line draw:style-name="gr3" draw:text-style-name="P1" draw:layer="layout" svg:x1="13.514cm" svg:y1="13.877cm" svg:x2="15.777cm" svg:y2="8.398cm">
          <text:p/>
        </draw:line>
        <draw:line draw:style-name="gr3" draw:text-style-name="P1" draw:layer="layout" svg:x1="13.651cm" svg:y1="14.026cm" svg:x2="15.915cm" svg:y2="11.508cm">
          <text:p/>
        </draw:line>
        <draw:line draw:style-name="gr3" draw:text-style-name="P1" draw:layer="layout" svg:x1="13.719cm" svg:y1="8.176cm" svg:x2="15.845cm" svg:y2="10.768cm">
          <text:p/>
        </draw:line>
        <draw:ellipse draw:style-name="gr4" draw:text-style-name="P3" draw:layer="layout" svg:width="1.028cm" svg:height="1.109cm" svg:x="12.691cm" svg:y="10.546cm">
          <text:p/>
        </draw:ellipse>
        <draw:ellipse draw:style-name="gr4" draw:text-style-name="P3" draw:layer="layout" svg:width="1.028cm" svg:height="1.111cm" svg:x="12.691cm" svg:y="7.583cm">
          <text:p/>
        </draw:ellipse>
        <draw:ellipse draw:style-name="gr4" draw:text-style-name="P3" draw:layer="layout" svg:width="1.028cm" svg:height="1.111cm" svg:x="12.691cm" svg:y="13.729cm">
          <text:p/>
        </draw:ellipse>
        <draw:ellipse draw:style-name="gr4" draw:text-style-name="P3" draw:layer="layout" svg:width="1.029cm" svg:height="1.109cm" svg:x="15.708cm" svg:y="10.546cm">
          <text:p/>
        </draw:ellipse>
        <draw:ellipse draw:style-name="gr4" draw:text-style-name="P3" draw:layer="layout" svg:width="1.029cm" svg:height="1.111cm" svg:x="15.708cm" svg:y="7.583cm">
          <text:p/>
        </draw:ellipse>
        <draw:ellipse draw:style-name="gr4" draw:text-style-name="P3" draw:layer="layout" svg:width="1.029cm" svg:height="1.111cm" svg:x="15.708cm" svg:y="13.729cm">
          <text:p/>
        </draw:ellipse>
        <draw:line draw:style-name="gr3" draw:text-style-name="P1" draw:layer="layout" svg:x1="13.719cm" svg:y1="11.064cm" svg:x2="15.708cm" svg:y2="11.064cm">
          <text:p/>
        </draw:line>
        <draw:line draw:style-name="gr3" draw:text-style-name="P1" draw:layer="layout" svg:x1="13.445cm" svg:y1="10.619cm" svg:x2="15.709cm" svg:y2="8.25cm">
          <text:p/>
        </draw:line>
        <draw:line draw:style-name="gr3" draw:text-style-name="P1" draw:layer="layout" svg:x1="13.308cm" svg:y1="11.656cm" svg:x2="15.709cm" svg:y2="14.248cm">
          <text:p/>
        </draw:line>
        <draw:line draw:style-name="gr3" draw:text-style-name="P1" draw:layer="layout" svg:x1="13.719cm" svg:y1="8.176cm" svg:x2="15.708cm" svg:y2="8.176cm">
          <text:p/>
        </draw:line>
        <draw:line draw:style-name="gr3" draw:text-style-name="P1" draw:layer="layout" svg:x1="13.72cm" svg:y1="14.329cm" svg:x2="15.709cm" svg:y2="14.329cm">
          <text:p/>
        </draw:line>
        <draw:line draw:style-name="gr1" draw:text-style-name="P1" draw:layer="layout" svg:x1="13.17cm" svg:y1="8.694cm" svg:x2="13.17cm" svg:y2="10.545cm">
          <text:p/>
        </draw:line>
        <draw:line draw:style-name="gr1" draw:text-style-name="P1" draw:layer="layout" svg:x1="13.17cm" svg:y1="11.656cm" svg:x2="13.17cm" svg:y2="13.729cm">
          <text:p/>
        </draw:line>
        <draw:line draw:style-name="gr3" draw:text-style-name="P1" draw:layer="layout" svg:x1="20cm" svg:y1="8.324cm" svg:x2="22.264cm" svg:y2="14.025cm">
          <text:p/>
        </draw:line>
        <draw:line draw:style-name="gr3" draw:text-style-name="P1" draw:layer="layout" svg:x1="20.001cm" svg:y1="13.877cm" svg:x2="22.264cm" svg:y2="8.398cm">
          <text:p/>
        </draw:line>
        <draw:line draw:style-name="gr3" draw:text-style-name="P1" draw:layer="layout" svg:x1="20.138cm" svg:y1="14.026cm" svg:x2="22.402cm" svg:y2="11.508cm">
          <text:p/>
        </draw:line>
        <draw:line draw:style-name="gr3" draw:text-style-name="P1" draw:layer="layout" svg:x1="20.206cm" svg:y1="8.176cm" svg:x2="22.332cm" svg:y2="10.768cm">
          <text:p/>
        </draw:line>
        <draw:ellipse draw:style-name="gr4" draw:text-style-name="P3" draw:layer="layout" svg:width="1.028cm" svg:height="1.109cm" svg:x="15.716cm" svg:y="10.546cm">
          <text:p/>
        </draw:ellipse>
        <draw:ellipse draw:style-name="gr4" draw:text-style-name="P3" draw:layer="layout" svg:width="1.028cm" svg:height="1.111cm" svg:x="15.716cm" svg:y="7.583cm">
          <text:p/>
        </draw:ellipse>
        <draw:ellipse draw:style-name="gr4" draw:text-style-name="P3" draw:layer="layout" svg:width="1.028cm" svg:height="1.111cm" svg:x="15.716cm" svg:y="13.729cm">
          <text:p/>
        </draw:ellipse>
        <draw:ellipse draw:style-name="gr4" draw:text-style-name="P3" draw:layer="layout" svg:width="1.029cm" svg:height="1.109cm" svg:x="22.196cm" svg:y="10.546cm">
          <text:p/>
        </draw:ellipse>
        <draw:ellipse draw:style-name="gr4" draw:text-style-name="P3" draw:layer="layout" svg:width="1.029cm" svg:height="1.111cm" svg:x="22.196cm" svg:y="7.583cm">
          <text:p/>
        </draw:ellipse>
        <draw:ellipse draw:style-name="gr4" draw:text-style-name="P3" draw:layer="layout" svg:width="1.029cm" svg:height="1.111cm" svg:x="22.196cm" svg:y="13.729cm">
          <text:p/>
        </draw:ellipse>
        <draw:line draw:style-name="gr3" draw:text-style-name="P1" draw:layer="layout" svg:x1="20.206cm" svg:y1="11.064cm" svg:x2="22.195cm" svg:y2="11.064cm">
          <text:p/>
        </draw:line>
        <draw:line draw:style-name="gr3" draw:text-style-name="P1" draw:layer="layout" svg:x1="19.932cm" svg:y1="10.619cm" svg:x2="22.196cm" svg:y2="8.25cm">
          <text:p/>
        </draw:line>
        <draw:line draw:style-name="gr3" draw:text-style-name="P1" draw:layer="layout" svg:x1="19.795cm" svg:y1="11.656cm" svg:x2="22.196cm" svg:y2="14.248cm">
          <text:p/>
        </draw:line>
        <draw:line draw:style-name="gr3" draw:text-style-name="P1" draw:layer="layout" svg:x1="20.206cm" svg:y1="8.176cm" svg:x2="22.195cm" svg:y2="8.176cm">
          <text:p/>
        </draw:line>
        <draw:line draw:style-name="gr3" draw:text-style-name="P1" draw:layer="layout" svg:x1="20.207cm" svg:y1="14.329cm" svg:x2="22.196cm" svg:y2="14.329cm">
          <text:p/>
        </draw:line>
        <draw:line draw:style-name="gr1" draw:text-style-name="P1" draw:layer="layout" svg:x1="19.657cm" svg:y1="8.694cm" svg:x2="19.657cm" svg:y2="10.545cm">
          <text:p/>
        </draw:line>
        <draw:line draw:style-name="gr1" draw:text-style-name="P1" draw:layer="layout" svg:x1="19.657cm" svg:y1="11.656cm" svg:x2="19.657cm" svg:y2="13.729cm">
          <text:p/>
        </draw:line>
        <draw:line draw:style-name="gr3" draw:text-style-name="P1" draw:layer="layout" svg:x1="23.025cm" svg:y1="8.324cm" svg:x2="25.289cm" svg:y2="14.025cm">
          <text:p/>
        </draw:line>
        <draw:line draw:style-name="gr3" draw:text-style-name="P1" draw:layer="layout" svg:x1="23.026cm" svg:y1="13.877cm" svg:x2="25.289cm" svg:y2="8.398cm">
          <text:p/>
        </draw:line>
        <draw:line draw:style-name="gr3" draw:text-style-name="P1" draw:layer="layout" svg:x1="23.163cm" svg:y1="14.026cm" svg:x2="25.427cm" svg:y2="11.508cm">
          <text:p/>
        </draw:line>
        <draw:line draw:style-name="gr3" draw:text-style-name="P1" draw:layer="layout" svg:x1="23.231cm" svg:y1="8.176cm" svg:x2="25.357cm" svg:y2="10.768cm">
          <text:p/>
        </draw:line>
        <draw:ellipse draw:style-name="gr4" draw:text-style-name="P3" draw:layer="layout" svg:width="1.029cm" svg:height="1.109cm" svg:x="22.203cm" svg:y="10.546cm">
          <text:p/>
        </draw:ellipse>
        <draw:ellipse draw:style-name="gr4" draw:text-style-name="P3" draw:layer="layout" svg:width="1.029cm" svg:height="1.111cm" svg:x="22.203cm" svg:y="7.583cm">
          <text:p/>
        </draw:ellipse>
        <draw:ellipse draw:style-name="gr4" draw:text-style-name="P3" draw:layer="layout" svg:width="1.029cm" svg:height="1.111cm" svg:x="22.203cm" svg:y="13.729cm">
          <text:p/>
        </draw:ellipse>
        <draw:ellipse draw:style-name="gr4" draw:text-style-name="P3" draw:layer="layout" svg:width="1.031cm" svg:height="1.109cm" svg:x="25.219cm" svg:y="10.546cm">
          <text:p/>
        </draw:ellipse>
        <draw:ellipse draw:style-name="gr4" draw:text-style-name="P3" draw:layer="layout" svg:width="1.031cm" svg:height="1.111cm" svg:x="25.219cm" svg:y="7.583cm">
          <text:p/>
        </draw:ellipse>
        <draw:ellipse draw:style-name="gr4" draw:text-style-name="P3" draw:layer="layout" svg:width="1.031cm" svg:height="1.111cm" svg:x="25.219cm" svg:y="13.729cm">
          <text:p/>
        </draw:ellipse>
        <draw:line draw:style-name="gr3" draw:text-style-name="P1" draw:layer="layout" svg:x1="23.231cm" svg:y1="11.064cm" svg:x2="25.22cm" svg:y2="11.064cm">
          <text:p/>
        </draw:line>
        <draw:line draw:style-name="gr3" draw:text-style-name="P1" draw:layer="layout" svg:x1="22.957cm" svg:y1="10.619cm" svg:x2="25.221cm" svg:y2="8.25cm">
          <text:p/>
        </draw:line>
        <draw:line draw:style-name="gr3" draw:text-style-name="P1" draw:layer="layout" svg:x1="22.82cm" svg:y1="11.656cm" svg:x2="25.221cm" svg:y2="14.248cm">
          <text:p/>
        </draw:line>
        <draw:line draw:style-name="gr3" draw:text-style-name="P1" draw:layer="layout" svg:x1="23.231cm" svg:y1="8.176cm" svg:x2="25.22cm" svg:y2="8.176cm">
          <text:p/>
        </draw:line>
        <draw:line draw:style-name="gr3" draw:text-style-name="P1" draw:layer="layout" svg:x1="23.232cm" svg:y1="14.329cm" svg:x2="25.221cm" svg:y2="14.329cm">
          <text:p/>
        </draw:line>
        <draw:line draw:style-name="gr1" draw:text-style-name="P1" draw:layer="layout" svg:x1="22.682cm" svg:y1="8.694cm" svg:x2="22.682cm" svg:y2="10.545cm">
          <text:p/>
        </draw:line>
        <draw:line draw:style-name="gr1" draw:text-style-name="P1" draw:layer="layout" svg:x1="22.682cm" svg:y1="11.656cm" svg:x2="22.682cm" svg:y2="13.729cm">
          <text:p/>
        </draw:line>
        <draw:ellipse draw:style-name="gr4" draw:text-style-name="P3" draw:layer="layout" svg:width="1.029cm" svg:height="1.111cm" svg:x="1.954cm" svg:y="10.546cm">
          <text:p/>
        </draw:ellipse>
        <draw:frame draw:style-name="gr5" draw:text-style-name="P4" draw:layer="layout" svg:width="3.308cm" svg:height="0.904cm" svg:x="0.674cm" svg:y="15.578cm">
          <draw:text-box>
            <text:p>t = -2 </text:p>
          </draw:text-box>
        </draw:frame>
        <draw:frame draw:style-name="gr5" draw:text-style-name="P4" draw:layer="layout" svg:width="2.843cm" svg:height="0.904cm" svg:x="3.504cm" svg:y="15.579cm">
          <draw:text-box>
            <text:p>t = -1 </text:p>
          </draw:text-box>
        </draw:frame>
        <draw:frame draw:style-name="gr5" draw:text-style-name="P4" draw:layer="layout" svg:width="2.939cm" svg:height="0.904cm" svg:x="5.897cm" svg:y="15.579cm">
          <draw:text-box>
            <text:p>t = 0 </text:p>
          </draw:text-box>
        </draw:frame>
        <draw:frame draw:style-name="gr6" draw:text-style-name="P4" draw:layer="layout" svg:width="2.406cm" svg:height="1.572cm" svg:x="9.005cm" svg:y="15.579cm">
          <draw:text-box>
            <text:p>t = 1 </text:p>
          </draw:text-box>
        </draw:frame>
        <draw:frame draw:style-name="gr7" draw:text-style-name="P4" draw:layer="layout" svg:width="2.874cm" svg:height="0.905cm" svg:x="24.466cm" svg:y="15.579cm">
          <draw:text-box>
            <text:p>t = T </text:p>
          </draw:text-box>
        </draw:frame>
        <draw:frame draw:style-name="gr8" draw:text-style-name="P4" draw:layer="layout" svg:width="2.97cm" svg:height="1.573cm" svg:x="21.504cm" svg:y="15.58cm">
          <draw:text-box>
            <text:p>t = T - 1</text:p>
          </draw:text-box>
        </draw:frame>
        <draw:frame draw:style-name="gr7" draw:text-style-name="P4" draw:layer="layout" svg:width="2.707cm" svg:height="0.905cm" svg:x="15.019cm" svg:y="15.581cm">
          <draw:text-box>
            <text:p>t = 3 </text:p>
          </draw:text-box>
        </draw:frame>
        <draw:frame draw:style-name="gr7" draw:text-style-name="P4" draw:layer="layout" svg:width="2.783cm" svg:height="0.905cm" svg:x="11.848cm" svg:y="15.581cm">
          <draw:text-box>
            <text:p>t = 2 </text:p>
          </draw:text-box>
        </draw:frame>
        <draw:ellipse draw:style-name="gr4" draw:text-style-name="P3" draw:layer="layout" svg:width="1.029cm" svg:height="1.109cm" svg:x="19.17cm" svg:y="10.546cm">
          <text:p/>
        </draw:ellipse>
        <draw:ellipse draw:style-name="gr4" draw:text-style-name="P3" draw:layer="layout" svg:width="1.029cm" svg:height="1.111cm" svg:x="19.17cm" svg:y="7.583cm">
          <text:p/>
        </draw:ellipse>
        <draw:ellipse draw:style-name="gr4" draw:text-style-name="P3" draw:layer="layout" svg:width="1.029cm" svg:height="1.111cm" svg:x="19.17cm" svg:y="13.729cm">
          <text:p/>
        </draw:ellipse>
        <draw:ellipse draw:style-name="gr4" draw:text-style-name="P3" draw:layer="layout" svg:width="1.028cm" svg:height="1.109cm" svg:x="19.178cm" svg:y="10.546cm">
          <text:p/>
        </draw:ellipse>
        <draw:ellipse draw:style-name="gr4" draw:text-style-name="P3" draw:layer="layout" svg:width="1.028cm" svg:height="1.111cm" svg:x="19.178cm" svg:y="7.583cm">
          <text:p/>
        </draw:ellipse>
        <draw:ellipse draw:style-name="gr4" draw:text-style-name="P3" draw:layer="layout" svg:width="1.028cm" svg:height="1.111cm" svg:x="19.178cm" svg:y="13.729cm">
          <text:p/>
        </draw:ellipse>
        <draw:frame draw:style-name="gr9" draw:text-style-name="P4" draw:layer="layout" svg:width="2.968cm" svg:height="0.976cm" svg:x="18.481cm" svg:y="15.581cm">
          <draw:text-box>
            <text:p>t = T - 2 </text:p>
          </draw:text-box>
        </draw:frame>
        <draw:frame draw:style-name="gr8" draw:text-style-name="P4" draw:layer="layout" svg:width="3.307cm" svg:height="1.573cm" svg:x="2.117cm" svg:y="14.518cm">
          <draw:text-box>
            <text:p>t = -1.5 </text:p>
          </draw:text-box>
        </draw:frame>
        <draw:frame draw:style-name="gr10" draw:text-style-name="P1" draw:layer="layout" svg:width="5.361cm" svg:height="3.579cm" svg:x="1.081cm" svg:y="6.411cm">
          <draw:text-box>
            <text:p text:style-name="P5">Time of Making Decision for t = 0 <text:s/></text:p>
          </draw:text-box>
        </draw:frame>
        <draw:line draw:style-name="gr1" draw:text-style-name="P1" draw:layer="layout" svg:x1="16.245cm" svg:y1="8.694cm" svg:x2="16.245cm" svg:y2="10.545cm">
          <text:p/>
        </draw:line>
        <draw:line draw:style-name="gr1" draw:text-style-name="P1" draw:layer="layout" svg:x1="16.245cm" svg:y1="11.794cm" svg:x2="16.245cm" svg:y2="13.645cm">
          <text:p/>
        </draw:line>
        <draw:line draw:style-name="gr2" draw:text-style-name="P2" draw:layer="layout" svg:x1="7.223cm" svg:y1="9.636cm" svg:x2="7.223cm" svg:y2="12.811cm">
          <text:p/>
        </draw:line>
        <draw:frame draw:style-name="gr10" draw:text-style-name="P1" draw:layer="layout" svg:width="5.361cm" svg:height="3.579cm" svg:x="4.156cm" svg:y="8.039cm">
          <draw:text-box>
            <text:p text:style-name="P5"><text:s/>Market Participation Begins</text:p>
          </draw:text-box>
        </draw:frame>
        <draw:frame draw:style-name="gr11" draw:text-style-name="P4" draw:layer="layout" svg:width="3.216cm" svg:height="1.353cm" svg:x="3.372cm" svg:y="17.718cm">
          <draw:text-box>
            <text:p>No Market </text:p>
            <text:p>Participation</text:p>
          </draw:text-box>
        </draw:frame>
        <draw:line draw:style-name="gr12" draw:text-style-name="P4" draw:layer="layout" svg:x1="7.223cm" svg:y1="17.383cm" svg:x2="2.016cm" svg:y2="17.396cm">
          <text:p/>
        </draw:line>
        <draw:line draw:style-name="gr1" draw:text-style-name="P1" draw:layer="layout" svg:x1="25.782cm" svg:y1="8.694cm" svg:x2="25.782cm" svg:y2="10.545cm">
          <text:p/>
        </draw:line>
        <draw:line draw:style-name="gr1" draw:text-style-name="P1" draw:layer="layout" svg:x1="25.782cm" svg:y1="11.794cm" svg:x2="25.782cm" svg:y2="13.64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="Arrow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poorva Sampat</meta:initial-creator>
    <meta:creation-date>2016-12-16T17:49:14.244088149</meta:creation-date>
    <dc:date>2016-12-17T14:35:41.891169797</dc:date>
    <dc:creator>Apoorva Sampat</dc:creator>
    <meta:editing-duration>PT20H47S</meta:editing-duration>
    <meta:editing-cycles>19</meta:editing-cycles>
    <meta:generator>LibreOffice/5.1.4.2$Linux_X86_64 LibreOffice_project/10m0$Build-2</meta:generator>
    <meta:document-statistic meta:object-count="105"/>
  </office:meta>
</office:document-meta>
</file>